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19ea" officeooo:paragraph-rsid="0012e5eb"/>
    </style:style>
    <style:style style:name="P2" style:family="paragraph" style:parent-style-name="Standard">
      <style:text-properties officeooo:rsid="0017ff9d" officeooo:paragraph-rsid="0012e5eb"/>
    </style:style>
    <style:style style:name="P3" style:family="paragraph" style:parent-style-name="Standard">
      <style:text-properties officeooo:rsid="0017ff9d" officeooo:paragraph-rsid="00137123"/>
    </style:style>
    <style:style style:name="P4" style:family="paragraph" style:parent-style-name="Standard">
      <style:text-properties style:text-underline-style="solid" style:text-underline-width="auto" style:text-underline-color="font-color" fo:font-weight="bold" officeooo:rsid="0014ef09" officeooo:paragraph-rsid="0012e5eb" style:font-weight-asian="bold" style:font-weight-complex="bold"/>
    </style:style>
    <style:style style:name="P5" style:family="paragraph" style:parent-style-name="Standard">
      <style:text-properties officeooo:rsid="0014ef09" officeooo:paragraph-rsid="0012e5eb"/>
    </style:style>
    <style:style style:name="P6" style:family="paragraph" style:parent-style-name="Standard">
      <style:text-properties officeooo:rsid="001bd21e" officeooo:paragraph-rsid="0012e5eb"/>
    </style:style>
    <style:style style:name="P7" style:family="paragraph" style:parent-style-name="Standard">
      <style:text-properties officeooo:rsid="001bd21e" officeooo:paragraph-rsid="00143d07"/>
    </style:style>
    <style:style style:name="P8" style:family="paragraph" style:parent-style-name="Standard">
      <style:text-properties officeooo:rsid="0016256b" officeooo:paragraph-rsid="0012e5eb"/>
    </style:style>
    <style:style style:name="P9" style:family="paragraph" style:parent-style-name="Standard">
      <style:text-properties officeooo:rsid="00137123" officeooo:paragraph-rsid="00137123"/>
    </style:style>
    <style:style style:name="P10" style:family="paragraph" style:parent-style-name="Standard">
      <style:text-properties officeooo:rsid="00138cd8" officeooo:paragraph-rsid="00138cd8"/>
    </style:style>
    <style:style style:name="T1" style:family="text">
      <style:text-properties officeooo:rsid="001d19ea"/>
    </style:style>
    <style:style style:name="T2" style:family="text">
      <style:text-properties officeooo:rsid="001bd21e"/>
    </style:style>
    <style:style style:name="T3" style:family="text">
      <style:text-properties officeooo:rsid="0016256b"/>
    </style:style>
    <style:style style:name="T4" style:family="text">
      <style:text-properties officeooo:rsid="0017ff9d"/>
    </style:style>
    <style:style style:name="T5" style:family="text">
      <style:text-properties officeooo:rsid="00138cd8"/>
    </style:style>
    <style:style style:name="T6" style:family="text">
      <style:text-properties officeooo:rsid="00143d07"/>
    </style:style>
    <style:style style:name="T7" style:family="text">
      <style:text-properties style:text-underline-style="solid" style:text-underline-width="auto" style:text-underline-color="font-color"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7">Description of Plan</text:span></text:p>
      <text:p text:style-name="P3"/>
      <text:p text:style-name="P10">We are designing a game using Java and therefore will be utilizing lots of objects. This means we must have good class diagrams and leverage Java’s OOP. <text:span text:style-name="T4">Our group intends to adopt an agile process model in order to develop our game. We chose this model because we do not know if our requirements will change suddenly and with agile you can adapt easily. We intend on utilizing scheduled scrums after class and hope to be able to assign work evenly to utilize code sprints so we hit deadlines. All members will be able to review and assist each others work via Gitlab. Our main mode of communication will be through our group chat on Facebook. Our main goal after the planning phase will be to get out a prototype and adjust things as we see fit. We like the idea of having our prototype evolve into a finished product by the end of April. We divided the bulk of the work from phase 1 as follows:</text:span></text:p>
      <text:p text:style-name="P3"/>
      <text:p text:style-name="P9">1. Kevin – Description of plan and Game</text:p>
      <text:p text:style-name="P9">2. Jasim – Use case diagrams</text:p>
      <text:p text:style-name="P9">3. Vera – Mock up of UI</text:p>
      <text:p text:style-name="P9">4. Brian – UML diagrams</text:p>
      <text:p text:style-name="P2"/>
      <text:p text:style-name="P4"/>
      <text:p text:style-name="P4">Description of the game:</text:p>
      <text:p text:style-name="P6"/>
      <text:p text:style-name="P7">The user must guide the hero of the game, Prometheus, through a dark labyrinth and gather fire as they make their escape <text:span text:style-name="T1">back to the heavens</text:span>. In addition, the user must avoid the moving enemy, the Minotaur, whose contact means certain death. <text:span text:style-name="T6">This moving enemy will always take the shortest path to the player</text:span>. <text:span text:style-name="T6">Since both player and enemy are moving at the same time we will use multi-threading. Neither player nor enemy can pass through walls in the maze.</text:span></text:p>
      <text:p text:style-name="P7"/>
      <text:p text:style-name="P7"><text:span text:style-name="T5">T</text:span>he player must <text:span text:style-name="T5">also </text:span>survive entering rooms which have painful traps, <text:span text:style-name="T5">which will lower their score and could eventually mean the end of the game</text:span>. <text:span text:style-name="T6">Moreover</text:span> the player may decide to gamble on opening a treasure chest which will either give bonus points or turn out to be a trap. One idea we have is to also add the idea of keys and doors which would allow the player to move through what would normally be a door/<text:span text:style-name="T6">wall</text:span>. <text:span text:style-name="T5">The Minotaur would not be able to follow the player through these doors and so this may allow for some interesting escapes.</text:span></text:p>
      <text:p text:style-name="P5"/>
      <text:p text:style-name="P5">The player <text:span text:style-name="T2">begins the game at the </text:span>ent<text:span text:style-name="T2">rance of</text:span> the labyrinth, an n-by-n <text:span text:style-name="T2">board that</text:span> <text:span text:style-name="T2">has</text:span> one exit. <text:span text:style-name="T6">Upon entering t</text:span>he player has a complete birds eye view of the 2 dimensional map. <text:span text:style-name="T3">An idea we had is that the view of the player is determined by the score. As time passes the fog of war would come closer, when the player moves to a spot with a reward the score increases and so does the radius of sight. Falling in a trap however would cause a loss of points and radius of sight. This would likely be the most difficult thing to implement and would be implemented last as it is just something we thought may be fun and thematic. </text:span></text:p>
      <text:p text:style-name="P8"/>
      <text:p text:style-name="P8">We hope to be able to generate random 2D grids so that the user has a unique experience every time. <text:span text:style-name="T5">We will likely start with smaller test grids and build up from there. The idea is that each room is an object and a room can have walls. All rooms on the perimeter <text:s/>of the grid have walls except for the exit and entrance. We hope to have 2D sprites for all objects which will be invoked by the draw method. We do not know what will make a fair game at the moment so ticks are not well defined. At the moment we are thinking every millisecond is a tick and <text:s/>both enemy and player can move 1 room per millisecond.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01:04:41.072000000</meta:creation-date>
    <dc:date>2020-02-21T01:38:45.704000000</dc:date>
    <meta:editing-duration>PT3M10S</meta:editing-duration>
    <meta:editing-cycles>2</meta:editing-cycles>
    <meta:generator>LibreOffice/6.2.3.2$Windows_X86_64 LibreOffice_project/aecc05fe267cc68dde00352a451aa867b3b546ac</meta:generator>
    <meta:document-statistic meta:table-count="0" meta:image-count="0" meta:object-count="0" meta:page-count="1" meta:paragraph-count="11" meta:word-count="619" meta:character-count="3282" meta:non-whitespace-character-count="2666"/>
  </office:meta>
</office:document-meta>
</file>